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3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4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5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6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7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8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9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10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11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12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13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14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15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16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17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18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19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20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21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22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23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24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25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26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27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28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29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30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31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32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33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34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35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36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37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38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39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40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41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42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43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44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45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46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47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48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49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50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51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52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53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54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55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56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57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58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59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60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61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62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63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64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65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66" style:parent-style-name="Fuentedepárrafopredeter." style:family="text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NORMALIZACION DIAGRAMA E/R:</text:p>
      <text:p text:style-name="Normal">DER 1:</text:p>
      <text:p text:style-name="Normal">Cliente (<text:span text:style-name="T2">DNI</text:span>, nombre, apellidos, fecha nacim, dirección)</text:p>
      <text:p text:style-name="Normal">Compra (<text:span text:style-name="T3">cod compra</text:span>, dni cliente, código producto)</text:p>
      <text:p text:style-name="Normal">Producto (<text:span text:style-name="T4">código producto</text:span>, nombre, precio, NIF proveedor)</text:p>
      <text:p text:style-name="Normal">Proveedor (<text:span text:style-name="T5">NIF</text:span>, dirección, nombre<text:s/>)</text:p>
      <text:p text:style-name="Normal"/>
      <text:p text:style-name="Normal"/>
      <text:p text:style-name="Normal">DER 2:</text:p>
      <text:p text:style-name="Normal">Camion (<text:span text:style-name="T6">Matricula</text:span>, tipo, modelo, potencia)</text:p>
      <text:p text:style-name="Normal">Conductor (<text:span text:style-name="T7">DNI,<text:s/></text:span>nombre, tlf, salario, dirección, residencia )</text:p>
      <text:p text:style-name="Normal">Paquete (<text:span text:style-name="T8">Codigo</text:span>, descripción, dirección, destinatario)</text:p>
      <text:p text:style-name="Normal">Provincia (<text:span text:style-name="T9">Codigo</text:span>, nombre)</text:p>
      <text:p text:style-name="Normal">Conduce (<text:span text:style-name="T10">Matricula</text:span>,<text:s/><text:span text:style-name="T11">DNI conductor</text:span>)</text:p>
      <text:p text:style-name="Normal">Reparte (<text:s/><text:span text:style-name="T12">Codigo paquete</text:span><text:s/>,<text:s/><text:span text:style-name="T13">DNI conductor</text:span>)</text:p>
      <text:p text:style-name="Normal">Llega (<text:span text:style-name="T14">Codigo provincia, codigo paquete)</text:span></text:p>
      <text:p text:style-name="P15"/>
      <text:p text:style-name="Normal">DER 3:</text:p>
      <text:p text:style-name="Normal">Profesor (<text:span text:style-name="T16">DNI</text:span>, nombre, ntlf, dirección)</text:p>
      <text:p text:style-name="Normal">Modulo (<text:span text:style-name="T17">Codigo</text:span>, nombre,<text:s/><text:span text:style-name="T18">DNI profesor</text:span>)</text:p>
      <text:p text:style-name="Normal">Alumnos (<text:span text:style-name="T19">Numero exp</text:span>, fecha nacim, apellidos, nombre)</text:p>
      <text:p text:style-name="Normal">Cursos (<text:span text:style-name="T20">Codigo</text:span>, nombre)</text:p>
      <text:p text:style-name="Normal">Estudiantes (<text:span text:style-name="T21">Delegado</text:span>)<text:s/></text:p>
      <text:p text:style-name="Normal">Forma (<text:span text:style-name="T22">Codigo curso, delegado</text:span>)</text:p>
      <text:p text:style-name="Normal">Estudiar (<text:span text:style-name="T23">Numero exp alumno</text:span>,<text:s/><text:span text:style-name="T24">codigo modulo</text:span>)</text:p>
      <text:p text:style-name="Normal"/>
      <text:p text:style-name="Normal">DER 4:</text:p>
      <text:p text:style-name="Normal">Persona (<text:span text:style-name="T25">DNI</text:span>, nombre, dirección, teléfono, DNI hijo)</text:p>
      <text:p text:style-name="Normal"/>
      <text:p text:style-name="Normal"/>
      <text:p text:style-name="Normal"/>
      <text:soft-page-break/>
      <text:p text:style-name="Normal">DER 5:</text:p>
      <text:p text:style-name="Normal">Linea</text:p>
      <text:p text:style-name="Normal">Tren (<text:span text:style-name="T26">Linea</text:span>)</text:p>
      <text:p text:style-name="Normal">Cochera (<text:span text:style-name="T27">tren</text:span>)</text:p>
      <text:p text:style-name="Normal">Estacion (<text:span text:style-name="T28">Cochera</text:span>)</text:p>
      <text:p text:style-name="Normal">Tiene (<text:s/><text:span text:style-name="T29">Numero de orden</text:span>,<text:s/><text:span text:style-name="T30">estación</text:span>, línea)</text:p>
      <text:p text:style-name="Normal"/>
      <text:p text:style-name="Normal">DER 6:</text:p>
      <text:p text:style-name="Normal">Empleados (<text:s/><text:span text:style-name="T31">Departamento pertenece</text:span>, departamento dirige, id jefe)</text:p>
      <text:p text:style-name="Normal">Departamento (<text:span text:style-name="T32"><text:s/>Empleados pertenecen)</text:span></text:p>
      <text:p text:style-name="P33"/>
      <text:p text:style-name="Normal">DER 7:</text:p>
      <text:p text:style-name="Normal">Factura (<text:span text:style-name="T34">Fecha</text:span>,<text:s/><text:span text:style-name="T35">productos</text:span>,<text:s/><text:span text:style-name="T36">cliente</text:span>, impuestos, productos, cantidad, precio unitario)</text:p>
      <text:p text:style-name="Normal">Cliente<text:s/></text:p>
      <text:p text:style-name="Normal">Productos (<text:span text:style-name="T37">fabricantes</text:span>)</text:p>
      <text:p text:style-name="Normal">Fabricantes<text:s/></text:p>
      <text:p text:style-name="Normal">Fabrica (<text:span text:style-name="T38">Precio</text:span>,<text:s/><text:span text:style-name="T39">fabricante</text:span>, producto)</text:p>
      <text:p text:style-name="Normal"/>
      <text:p text:style-name="Normal">DER 8:</text:p>
      <text:p text:style-name="Normal">Proveedores (<text:s/><text:span text:style-name="T40">código</text:span>, num tlf, nombre, apellidos, provincia, dirección)</text:p>
      <text:p text:style-name="Normal">Productos (<text:s/><text:span text:style-name="T41">Código</text:span>, descripción, precio, stock,<text:s/><text:span text:style-name="T42">codigo proveedor</text:span>)</text:p>
      <text:p text:style-name="Normal">Clientes (<text:span text:style-name="T43">Código</text:span>, nombre, apellidos, dirección, num tlf)</text:p>
      <text:p text:style-name="Normal">Compra (<text:span text:style-name="T44">Fecha</text:span>,<text:s/><text:span text:style-name="T45">codigo cliente, codigo producto</text:span>)</text:p>
      <text:p text:style-name="Normal"/>
      <text:p text:style-name="Normal">DER 9:</text:p>
      <text:p text:style-name="Normal">Jugador (<text:span text:style-name="T46">codigo</text:span>, nacimiento, nombre, posición,<text:s/><text:span text:style-name="T47">equipo</text:span>)</text:p>
      <text:p text:style-name="Normal">Gol (<text:span text:style-name="T48">minuto</text:span>, descripción,<text:s/><text:span text:style-name="T49">jugador, partido)</text:span></text:p>
      <text:p text:style-name="Normal">Partido (<text:span text:style-name="T50">codigo</text:span>, fecha, goles local, goles visitante<text:span text:style-name="T51">)</text:span></text:p>
      <text:p text:style-name="Normal">Equipo (<text:span text:style-name="T52">codigo</text:span>, nombre, estadio, capacidad, año fundación, ciudad,<text:s/><text:span text:style-name="T53">dni presidente</text:span>,<text:s/><text:span text:style-name="T54">equipo</text:span>)</text:p>
      <text:p text:style-name="Normal">Presidente (<text:s/><text:span text:style-name="T55">dni</text:span>, nombre, apellidos, nacimiento, equipo, año presidencia)</text:p>
      <text:p text:style-name="Normal"/>
      <text:soft-page-break/>
      <text:p text:style-name="Normal">DER 10:</text:p>
      <text:p text:style-name="Normal">Asignatura (<text:span text:style-name="T56">Codigo</text:span>, horas, nombre,<text:s/><text:span text:style-name="T57">curso</text:span>)</text:p>
      <text:p text:style-name="Normal">Aula (<text:span text:style-name="T58">Codigo</text:span>, pupitres, piso)</text:p>
      <text:p text:style-name="Normal">Curso (<text:s/><text:span text:style-name="T59">Codigo</text:span>, nombre,<text:s/><text:span text:style-name="T60">tutor</text:span>)</text:p>
      <text:p text:style-name="Normal">Profesor (<text:span text:style-name="T61">dni</text:span>,<text:s/><text:span text:style-name="T62">asignatura</text:span>, nombre, apellidos, dirección, ciudad, fecha nacim, codigo postal, num tlf)</text:p>
      <text:p text:style-name="Normal">Enseña (<text:span text:style-name="T63">aula</text:span>,<text:s/><text:span text:style-name="T64">asignatura,<text:s/></text:span><text:s/>mes, dia, hora)</text:p>
      <text:p text:style-name="Normal">Inscribe (<text:span text:style-name="T65">estudiante</text:span>,<text:s/><text:span text:style-name="T66">asignatura</text:span>, calificación, incidencias)</text:p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se María Fernández</meta:initial-creator>
    <dc:creator>Jose María Fernández</dc:creator>
    <meta:creation-date>2024-10-03T17:19:00Z</meta:creation-date>
    <dc:date>2024-10-03T19:09:00Z</dc:date>
    <meta:template xlink:href="Normal" xlink:type="simple"/>
    <meta:editing-cycles>1</meta:editing-cycles>
    <meta:editing-duration>PT6600S</meta:editing-duration>
    <meta:document-statistic meta:page-count="3" meta:paragraph-count="4" meta:word-count="333" meta:character-count="2163" meta:row-count="15" meta:non-whitespace-character-count="1834"/>
  </office:meta>
</office:document-meta>
</file>